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929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3"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4"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data-style-name="N117"/>
    <style:style style:name="ce16"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office: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text:p>carrot</text:p>
          </table:table-cell>
          <table:table-cell/>
          <table:table-cell office:value-type="string">
            <text:p>item</text:p>
          </table:table-cell>
          <table:table-cell office: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office: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office: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office:value-type="string">
            <text:p>This 3D printer is great for turning expensive prosthetics and equipment into affordable DIY projects! Or you can just make some dumb action figures.</text:p>
          </table:table-cell>
          <table:table-cell table:style-name="ce1" table:number-columns-repeated="1018"/>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office: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office: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8" office: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text:p>bellpepper</text:p>
          </table:table-cell>
          <table:table-cell/>
          <table:table-cell office:value-type="string">
            <text:p>item</text:p>
          </table:table-cell>
          <table:table-cell office:value-type="string">
            <text:p>When I was a kid I shook one of these for like an hour next to my ear trying to hear a bell ringing sound. Needless to say, that's not why they're called th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8" office:value-type="string">
            <text:p>Apricots have big pits so be careful not to fall into them.</text:p>
          </table:table-cell>
          <table:table-cell table:style-name="ce1" table:number-columns-repeated="1018"/>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nial.</text:p>
          </table:table-cell>
          <table:table-cell office:value-type="string">
            <text:p>How dare you. Avocados? Now you'll never be a homeowner, you millennial.</text:p>
          </table:table-cell>
          <table:table-cell table:style-name="ce1" table:number-columns-repeated="1018"/>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yo.</text:p>
          </table:table-cell>
          <table:table-cell office:value-type="string">
            <text:p>Lotus flowers are very beautiful. Lotus fruits, however, are a common cause of trypophobia. Creepy stuff.</text:p>
          </table:table-cell>
          <table:table-cell table:style-name="ce1" table:number-columns-repeated="1018"/>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2"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2"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2"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2"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2"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2"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2"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2"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2"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2"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2"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2"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2"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2"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2"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2"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2"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2"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2"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2" office:value-type="string">
            <text:p>Pesticide2</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2" office:value-type="string">
            <text:p>the 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2" office:value-type="string">
            <text:p>the 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2"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3"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3"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3"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3"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3"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3"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3"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4"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3"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3"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3"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3"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3"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3"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3"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3"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3"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3"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3"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3"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3"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Golden Rod</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8" office:value-type="string">
            <text:p>Unhealthy Mushroom</text:p>
          </table:table-cell>
          <table:table-cell table:style-name="ce1" table:number-columns-repeated="1018"/>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es</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Farming Fantasy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quitConfirm</text:p>
          </table:table-cell>
          <table:table-cell/>
          <table:table-cell office:value-type="string">
            <text:p>other</text:p>
          </table:table-cell>
          <table:table-cell office:value-type="string">
            <text:p>If you quit, you will lose any unsaved data. Are you sure you want to quit?</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Hard</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5" office:value-type="string">
            <text:p>Looks like you just bough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Excellent!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TIN CAN!</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But alas, it's still functional.</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AX MACHINE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ready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Robot: Beep beep, it's fights time.</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Robot: Hey kid, I'm a computer. Stop all the downloading!</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Robot: Turn on the night-light because it's fight night!</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Robot: 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Robot: [TODO: give this robot a witty one-liner]</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sure are tasty.</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get when you combine a hole with water? A water hole!</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dEar tHis iS yOur fArm? yOin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I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I think I only have time to grab one of them before it explodes. Which do I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I grab the bag of seeds. Wow, that's a lot of seeds! I can check them out in my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I pry the Season Modulator out of the machine. Now I can add it to my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my hands are out, the machine collapses in front of me,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tin can.</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it said it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In you go, buckaroo.</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asshole how dare you, you jackass, you don't get ANY eggs. Give me all your eggs, you don't deserve them anymore!</text:p>
          </table:table-cell>
          <table:table-cell office:value-type="string">
            <text:p>???: You lying hooligan, how dare you. Just for that, you don't get ANY eggs. You don't deserve your eggs anymore!</text:p>
          </table:table-cell>
          <table:table-cell table:number-columns-repeated="1019"/>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office:value-type="string">
            <text:p>A mysterious voice from beneath the lake mutters obscenities at you.</text:p>
          </table:table-cell>
          <table:table-cell table:number-columns-repeated="1019"/>
        </table:table-row>
        <table:table-row table:style-name="ro1">
          <table:table-cell office:value-type="string">
            <text:p>goodEggTry</text:p>
          </table:table-cell>
          <table:table-cell/>
          <table:table-cell office:value-type="string">
            <text:p>map</text:p>
          </table:table-cell>
          <table:table-cell office: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Agrios Forest - Beware of bear!</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She's a cute little bird.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er?</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cutie!</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I found some turkey eggs! Gobble gobble!</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yankee bugger, yeu want some carrot seeds? help yourself!</text:p>
          </table:table-cell>
          <table:table-cell office:value-type="string">
            <text:p>Rabbit: oi you bloody yankee, yeu want some carrot seeds? help yourself!</text:p>
          </table:table-cell>
          <table:table-cell table:number-columns-repeated="1019"/>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office:value-type="string">
            <text:p>Rabbit: oi lass I think you've had a bit too many seeds. save some for the rest of the forest!</text:p>
          </table:table-cell>
          <table:table-cell table:number-columns-repeated="1019"/>
        </table:table-row>
        <table:table-row table:style-name="ro1">
          <table:table-cell office:value-type="string">
            <text:p>rabbit0</text:p>
          </table:table-cell>
          <table:table-cell/>
          <table:table-cell office:value-type="string">
            <text:p>map</text:p>
          </table:table-cell>
          <table:table-cell office:value-type="string">
            <text:p>Rabbit: th'hell you want? th'hell you doin' here?</text:p>
          </table:table-cell>
          <table:table-cell office:value-type="string">
            <text:p>Rabbit: th'heck you want? th'heck you doin' here?</text:p>
          </table:table-cell>
          <table:table-cell table:number-columns-repeated="1019"/>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bugger off then.</text:p>
          </table:table-cell>
          <table:table-cell office:value-type="string">
            <text:p>Rabbit: well go away then.</text:p>
          </table:table-cell>
          <table:table-cell table:number-columns-repeated="1019"/>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bugger off!</text:p>
          </table:table-cell>
          <table:table-cell office:value-type="string">
            <text:p>Rabbit: what the heck are you tryin' to pull here, lass? you don't have enough money! get out of here!</text:p>
          </table:table-cell>
          <table:table-cell table:number-columns-repeated="1019"/>
        </table:table-row>
        <table:table-row table:style-name="ro1">
          <table:table-cell office:value-type="string">
            <text:p>rabbit4</text:p>
          </table:table-cell>
          <table:table-cell/>
          <table:table-cell office:value-type="string">
            <text:p>map</text:p>
          </table:table-cell>
          <table:table-cell office:value-type="string">
            <text:p>Rabbit: lourvely.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I feel your hands filling up. When I open your eyes, you find a nice pile of fertilizer in them.</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they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office:value-type="string">
            <text:p>Mouse: hey kid, you wanna buy some baseball cards?</text:p>
          </table:table-cell>
          <table:table-cell table:number-columns-repeated="1019"/>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start something?</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not on my watch, pal.</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hell?! Who the hell just EATS LEMONS?!</text:p>
          </table:table-cell>
          <table:table-cell office:value-type="string">
            <text:p>Lime: Lemons? What the heck?! Who just EATS LEMONS?!</text:p>
          </table:table-cell>
          <table:table-cell table:number-columns-repeated="1019"/>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damn aioli!</text:p>
          </table:table-cell>
          <table:table-cell office:value-type="string">
            <text:p>Lime: I want a tasty TREAT, not something to squeeze into my dang aioli!</text:p>
          </table:table-cell>
          <table:table-cell table:number-columns-repeated="1019"/>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buddy!</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Robot: faculty only here. get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Robot: this is not your plac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Robot: yo it's time to die human.</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Robot: beep beep beep beep beep beeparoonie.</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Robot: 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my farm. Seeing it already broken is quite a relief.</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I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Gotta wash my hands in the sink! Good for me!</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my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I step on the tile, the seed shooter smacks me with a seed. Ouch! I took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Too many seeds... ugh... I can't go on...</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my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me up, giving me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should I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I got the Seed Shooter. I can add it to my Field from the Fixtures Menu.</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I got the bag of seeds. I can check seeds in the Seeds menu in my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I guzzle down the healthy drink. I gained three levels! No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office: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I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office:value-type="string">
            <text:p>Worker: Here's your dang egg, but good luck clearing off this bridge all on your own!!</text:p>
          </table:table-cell>
          <table:table-cell table:number-columns-repeated="1019"/>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I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I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I'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me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I found 4 Golden Rods!</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in order to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I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table:number-columns-repeated="2" office:value-type="string">
            <text:p>Cow: i'm a cow.</text:p>
          </table:table-cell>
          <table:table-cell table:number-columns-repeated="1019"/>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office:value-type="string">
            <text:p>The cow gestures to a nearby lad, who runs up and milks her.</text:p>
          </table:table-cell>
          <table:table-cell table:number-columns-repeated="1019"/>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office:value-type="string">
            <text:p>Cow: the first carton is on me! enjoy!</text:p>
          </table:table-cell>
          <table:table-cell table:number-columns-repeated="1019"/>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office:value-type="string">
            <text:p>Sea Monk: hey you wanna buy some vitamin supplements?</text:p>
          </table:table-cell>
          <table:table-cell table:number-columns-repeated="1019"/>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he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Worker: You're going down!</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Worker: Hey there. We'r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Worker: Talk to the boss-man if you got questions. He's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Worker: Mess with me, will ya?!</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Worker: Not so fast, lad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I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I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I can't see too well through the door, but I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I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I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office:value-type="string">
            <text:p>That pig has a gun tied to its back.</text:p>
          </table:table-cell>
          <table:table-cell table:number-columns-repeated="1019"/>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I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office:value-type="string">
            <text:p>Actually Just Jeff: wait NO YOU--</text:p>
          </table:table-cell>
          <table:table-cell table:number-columns-repeated="1019"/>
        </table:table-row>
        <table:table-row table:style-name="ro1">
          <table:table-cell office:value-type="string">
            <text:p>farmTVunplug2</text:p>
          </table:table-cell>
          <table:table-cell/>
          <table:table-cell office:value-type="string">
            <text:p>map</text:p>
          </table:table-cell>
          <table:table-cell office: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office:value-type="string">
            <text:p>Lawnmower: IT'S LAWN MOWING TIME!</text:p>
          </table:table-cell>
          <table:table-cell table:number-columns-repeated="1019"/>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I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I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I quickly changed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office:value-type="string">
            <text:p>???: Hello. HOUSEKEEPER is now active. Welcome back, Cool Jeff.</text:p>
          </table:table-cell>
          <table:table-cell table:number-columns-repeated="1019"/>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office:value-type="string">
            <text:p>HOUSEKEEPER: Understood, Cool Jeff. Now attacking.</text:p>
          </table:table-cell>
          <table:table-cell table:number-columns-repeated="1019"/>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office:value-type="string">
            <text:p>Actually Just Jeff: You... monster...</text:p>
          </table:table-cell>
          <table:table-cell table:number-columns-repeated="1019"/>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office:value-type="string">
            <text:p>Crouton: Darn. If you have any fishing tools or good bait, holler at me.</text:p>
          </table:table-cell>
          <table:table-cell table:number-columns-repeated="1019"/>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Golden Rod.</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office: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should I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office: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office:value-type="string">
            <text:p>Bruno: Boss... BOSS... Boss I'm hanging up now. Boss-- ah, forget it.</text:p>
          </table:table-cell>
          <table:table-cell table:number-columns-repeated="1019"/>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She gave me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She gave me 20,000G and 6 Funny Mushroom Seeds.</text:p>
          </table:table-cell>
          <table:table-cell office:value-type="string">
            <text:p>She gave me 20,000G and 6 Unhealthy Mushroom Seeds.</text:p>
          </table:table-cell>
          <table:table-cell table:number-columns-repeated="1019"/>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Las Abejas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office:value-type="string">
            <text:p>???: But what I really meant was more in the metaphorical sense of having guts. You got bravery.</text:p>
          </table:table-cell>
          <table:table-cell table:number-columns-repeated="1019"/>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office:value-type="string">
            <text:p>???: Of course, bravery is an abstract concept and not something one can physically "have."</text:p>
          </table:table-cell>
          <table:table-cell table:number-columns-repeated="1019"/>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office:value-type="string">
            <text:p>???: I means it in the sense that it is a personality trait you exhibit. You's is brave for coming here.</text:p>
          </table:table-cell>
          <table:table-cell table:number-columns-repeated="1019"/>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office:value-type="string">
            <text:p>???: Guts and or nerve and or chutzpah and or bold. That is what you are.</text:p>
          </table:table-cell>
          <table:table-cell table:number-columns-repeated="1019"/>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office:value-type="string">
            <text:p>Vagante: Mamma mia... who the heck are you, lady??</text:p>
          </table:table-cell>
          <table:table-cell table:number-columns-repeated="1019"/>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gullible.</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office: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office: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office: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office:value-type="string">
            <text:p>Give Unhealthy Mushroom.</text:p>
          </table:table-cell>
          <table:table-cell table:number-columns-repeated="1019"/>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me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me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I go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office:value-type="string">
            <text:p>???: I'm a little busy here.</text:p>
          </table:table-cell>
          <table:table-cell table:number-columns-repeated="1019"/>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I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office:value-type="string">
            <text:p>Robber: Hey, what are you doing in here?!</text:p>
          </table:table-cell>
          <table:table-cell table:number-columns-repeated="1019"/>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6"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6"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me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I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I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I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I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I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I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office: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office:value-type="string">
            <text:p>Driver: Get out of the way, jerk!</text:p>
          </table:table-cell>
          <table:table-cell table:number-columns-repeated="1019"/>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office:value-type="string">
            <text:p>Driver: This soup is SOUP-er, and this joke has literally never been made before!</text:p>
          </table:table-cell>
          <table:table-cell table:number-columns-repeated="1019"/>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foolish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office:value-type="string">
            <text:p>carl289 (to you): Your hot</text:p>
          </table:table-cell>
          <table:table-cell table:number-columns-repeated="1019"/>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office:value-type="string">
            <text:p>carl289 (to you): u r the worst</text:p>
          </table:table-cell>
          <table:table-cell table:number-columns-repeated="1019"/>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office: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7"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7"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7"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7"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7"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7"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7"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7" office:value-type="string">
            <text:p>Marty: Feed it CHEEEESE.</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7"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7" office: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7"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7"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7" office: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7" office:value-type="string">
            <text:p>Phone: Hell yeah!</text:p>
          </table:table-cell>
          <table:table-cell table:style-name="ce17" office:value-type="string">
            <text:p>Phone: Heck yeah!</text:p>
          </table:table-cell>
          <table:table-cell table:style-name="ce19" table:number-columns-repeated="1018"/>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7" office: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7"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7" office:value-type="string">
            <text:p>???: God I'm SO SICK of this food2 crap. I was SO HUNGRY FOR REAL FOOD.</text:p>
          </table:table-cell>
          <table:table-cell table:style-name="ce17" office: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7" office:value-type="string">
            <text:p>???: Meats, breads, curries, pastas, fruits, hell, even VEGETABLES. I just want some REAL DAMN FOOD.</text:p>
          </table:table-cell>
          <table:table-cell table:style-name="ce17" office: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7"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7"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7" office: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7" office: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7" office:value-type="string">
            <text:p>He's still talking to his friend about role-playing games.</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I need to take the stairs first before I can reach higher floors through the elevator.</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do I want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office:value-type="string">
            <text:p>Robot: "Man, I am not paid enough to write clever threats for these robots."</text:p>
          </table:table-cell>
          <table:table-cell table:number-columns-repeated="1019"/>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office:value-type="string">
            <text:p>Robot: Please turn off your ad blocking software to proceed with this battle.</text:p>
          </table:table-cell>
          <table:table-cell table:number-columns-repeated="1019"/>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office:value-type="string">
            <text:p>???: But... I'm serious, this thing is bad. If you aren't going to save me, at least save yourself and get out of here!</text:p>
          </table:table-cell>
          <table:table-cell table:number-columns-repeated="1019"/>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crap, you beat it! Who ARE you?!</text:p>
          </table:table-cell>
          <table:table-cell office:value-type="string">
            <text:p>Trent: ...Holy gwakky-mohl, you beat it! Who ARE you?!</text:p>
          </table:table-cell>
          <table:table-cell table:number-columns-repeated="1019"/>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office:value-type="string">
            <text:p>Seriously, what?</text:p>
          </table:table-cell>
          <table:table-cell table:number-columns-repeated="1019"/>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I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kill you, jackass!" - Plato</text:p>
          </table:table-cell>
          <table:table-cell office:value-type="string">
            <text:p>Convince-a-tron: To quote another great philosopher... "I'm gonna kill you!" - Plato</text:p>
          </table:table-cell>
          <table:table-cell table:number-columns-repeated="1019"/>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office:value-type="string">
            <text:p>Convince-a-tron: Back for more, are you? Do you need another tutorial on getting your butt kicked?</text:p>
          </table:table-cell>
          <table:table-cell table:number-columns-repeated="1019"/>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office:value-type="string">
            <text:p>BECKETT, I guess: DON'T GIVE ME THAT JUNK!</text:p>
          </table:table-cell>
          <table:table-cell table:number-columns-repeated="1019"/>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office:value-type="string">
            <text:p>Beckett: You are a bug in the hand of an infant, who will grow up to rule the world.</text:p>
          </table:table-cell>
          <table:table-cell table:number-columns-repeated="1019"/>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office:value-type="string">
            <text:p>Beckett: There she is, boss! There's the mean old lady who beat me up!</text:p>
          </table:table-cell>
          <table:table-cell table:number-columns-repeated="1019"/>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office: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office:value-type="string">
            <text:p>Nathan: What!? Why the heck did you think any of that would be a good idea?!</text:p>
          </table:table-cell>
          <table:table-cell table:number-columns-repeated="1019"/>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office: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table:number-columns-repeated="1020"/>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I don't think this line is actually supposed to be here but if you're seeing this, you bought the thing.</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I don't think this line is actually supposed to be here but if you're seeing this, you sold the thing.</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crap.</text:p>
          </table:table-cell>
          <table:table-cell office:value-type="string">
            <text:p>"Darryl": Thanks for the junk.</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I don't think this line is actually supposed to be here but if you're seeing this, you left the selling menu.</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tuff, good stuff.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Really.</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office:value-type="string">
            <text:p>"Darryl": Hey hey, this is a business, not a charity. Have the money or have the go-away.</text:p>
          </table:table-cell>
          <table:table-cell table:number-columns-repeated="1019"/>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5"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5"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I found a beehive! Now I can place one more beehive on my farm. I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I hear some rumbling behind me...</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no,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I opened the chest. Inside I fou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I don't have enough room in my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do I want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I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office:value-type="string">
            <text:p>Broke into a research lab and beat up its head scientist.</text:p>
          </table:table-cell>
          <table:table-cell table:number-columns-repeated="1019"/>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Try to flee the battle, ending it early.</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jer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instead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successfull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tripped and fell instead.</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You have been defeate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won! You earned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Level Up! Now you're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 a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 a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office:value-type="string">
            <text:p>{0} brutally attacks you for hurting the bees again, for {1} damage.</text:p>
          </table:table-cell>
          <table:table-cell table:number-columns-repeated="1019"/>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office:value-type="string">
            <text:p>Just you wait, {0} is gonna kick your butt, for sure!</text:p>
          </table:table-cell>
          <table:table-cell table:number-columns-repeated="1019"/>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office:value-type="string">
            <text:p>Hoverboard Nerd</text:p>
          </table:table-cell>
          <table:table-cell table:number-columns-repeated="1019"/>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s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evermind, to hell with her."</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8"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14">09/14/2018</text:date>, <text:time>23:43: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9-14T23:43:25.11</dc:date>
    <meta:editing-duration>P114DT2H5M6S</meta:editing-duration>
    <meta:editing-cycles>1336</meta:editing-cycles>
    <dc:creator>Seab Dinch</dc:creator>
    <meta:document-statistic meta:table-count="1" meta:cell-count="6767" meta:object-count="0"/>
  </office:meta>
</office:document-meta>
</file>